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6cm" svg:height="8cm" svg:x="1.64cm" svg:y="4cm">
          <draw:image xlink:href="../WiFiConfig_network.png" xlink:type="simple" xlink:show="embed" xlink:actuate="onLoad">
            <text:p/>
          </draw:image>
        </draw:frame>
        <draw:frame draw:style-name="gr2" draw:text-style-name="P2" draw:layer="layout" svg:width="7cm" svg:height="6cm" svg:x="1.5cm" svg:y="12cm">
          <draw:text-box>
            <text:p text:style-name="P2"><text:span text:style-name="T1">When flashing quickly</text:span><text:span text:style-name="T1"><text:line-break/></text:span><text:span text:style-name="T1">connect to this network</text:span></text:p>
            <text:p text:style-name="P2"><text:span text:style-name="T1">and open</text:span><text:span text:style-name="T1"><text:line-break/></text:span><text:span text:style-name="T1"> http://192.168.1.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8M23S</meta:editing-duration>
    <meta:editing-cycles>3</meta:editing-cycles>
    <meta:generator>OpenOffice/4.1.7$Win32 OpenOffice.org_project/417m1$Build-9800</meta:generator>
    <dc:date>2022-04-07T12:37:40.15</dc:date>
    <dc:creator>m f</dc:creator>
    <meta:document-statistic meta:object-count="2"/>
  </office:meta>
</office:document-meta>
</file>